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Lijstalinea" style:list-style-name="LFO3" style:family="paragraph"/>
    <style:style style:name="P3" style:parent-style-name="Lijstalinea" style:list-style-name="LFO3" style:family="paragraph"/>
    <style:style style:name="P4" style:parent-style-name="Lijstalinea" style:list-style-name="LFO3" style:family="paragraph"/>
    <style:style style:name="P5" style:parent-style-name="Lijstalinea" style:list-style-name="LFO3" style:family="paragraph"/>
    <style:style style:name="P6" style:parent-style-name="Lijstalinea" style:list-style-name="LFO3" style:family="paragraph"/>
    <style:style style:name="P7" style:parent-style-name="Lijstalinea" style:list-style-name="LFO4" style:family="paragraph"/>
    <style:style style:name="P8" style:parent-style-name="Lijstalinea" style:list-style-name="LFO4" style:family="paragraph"/>
    <style:style style:name="P9" style:parent-style-name="Standaard" style:family="paragraph">
      <style:text-properties style:text-underline-type="single" style:text-underline-style="solid" style:text-underline-width="auto" style:text-underline-mode="continuous"/>
    </style:style>
    <style:style style:name="P10" style:parent-style-name="Lijstalinea" style:list-style-name="LFO6" style:family="paragraph"/>
    <style:style style:name="P11" style:parent-style-name="Lijstalinea" style:list-style-name="LFO6" style:family="paragraph"/>
    <style:style style:name="P12" style:parent-style-name="Lijstalinea" style:list-style-name="LFO6" style:family="paragraph"/>
    <style:style style:name="P13" style:parent-style-name="Lijstalinea" style:list-style-name="LFO6" style:family="paragraph"/>
    <style:style style:name="P14" style:parent-style-name="Standaard" style:family="paragraph">
      <style:text-properties style:text-underline-type="single" style:text-underline-style="solid" style:text-underline-width="auto" style:text-underline-mode="continuous"/>
    </style:style>
  </office:automatic-styles>
  <office:body>
    <office:text text:use-soft-page-breaks="true">
      <text:p text:style-name="P1">Samenwerkingscontract &amp; rolverdelingen<text:s/></text:p>
      <text:p text:style-name="Standaard"/>
      <text:p text:style-name="Standaard">Hierin wordt beschreven wat de regels zijn in het project. Deze regels zijn samengesteld door de projectleden en deze dienen zich eraan te houden. Bij overtreden van een van de regels volgt er een mondelinge waarschuwing, bij de 2e overtreding volgt er een zogenaamde gele kaart met een officiële waarschuwing en bij de 3e overtreding krijgt de kandidaat een zogenaamde rode kaart en wordt hij in overleg met de begeleidende docent uit het project groep gezet.</text:p>
      <text:p text:style-name="Standaard"/>
      <text:p text:style-name="Standaard">De regels zijn:<text:s/></text:p>
      <text:list text:style-name="LFO3" text:continue-numbering="true">
        <text:list-item>
          <text:p text:style-name="P2">De student zal zijn ingeleverde stukken op tijd en volledig inleveren.</text:p>
        </text:list-item>
        <text:list-item>
          <text:p text:style-name="P3">De student zal op tijd komen bij afspraken.</text:p>
        </text:list-item>
        <text:list-item>
          <text:p text:style-name="P4">De student dient alleen met een geldige reden afwezig te zijn.</text:p>
        </text:list-item>
        <text:list-item>
          <text:p text:style-name="P5">De studenten zullen respectvol met elkaar omgaan.</text:p>
        </text:list-item>
        <text:list-item>
          <text:p text:style-name="P6">Onenigheden in het project zullen uitgepraat worden en er zal mee worden gewerkt aan een oplossing.</text:p>
        </text:list-item>
      </text:list>
      <text:p text:style-name="Standaard"/>
      <text:p text:style-name="Standaard">De rolverdelingen</text:p>
      <text:list text:style-name="LFO4" text:continue-numbering="true">
        <text:list-item>
          <text:p text:style-name="P7">De projectmanager volgt de behorende workshop tijdens zijn leiderschap.</text:p>
        </text:list-item>
        <text:list-item>
          <text:p text:style-name="P8">De overige leden analyseren/ontwerpen zich verder voor het project.</text:p>
        </text:list-item>
      </text:list>
      <text:p text:style-name="Lijstalinea"/>
      <text:p text:style-name="Lijstalinea"/>
      <text:p text:style-name="P9">Projectmanager taken:</text:p>
      <text:list text:style-name="LFO6" text:continue-numbering="true">
        <text:list-item>
          <text:p text:style-name="P10">Een project is altijd EINDIG en heeft een gedefinieerd DOEL met een<text:s/>afgebakende scope met kwaliteit, tijd en geld.</text:p>
        </text:list-item>
        <text:list-item>
          <text:p text:style-name="P11">Project management gaat over het faciliteren of het beheren van de<text:s/>uitvoering, nooit over de uitvoering zelf.</text:p>
        </text:list-item>
        <text:list-item>
          <text:p text:style-name="P12">De projectleider is verantwoordelijk<text:s/>voor het eindproduct.</text:p>
        </text:list-item>
        <text:list-item>
          <text:p text:style-name="P13">De projectleider zorgt voor Stap 4: de uitvoering.</text:p>
        </text:list-item>
      </text:list>
      <text:p text:style-name="Standaard"/>
      <text:p text:style-name="Standaard"/>
      <text:p text:style-name="Standaard">Yasar Havan<text:s/><text:tab/><text:tab/><text:tab/><text:tab/><text:tab/><text:tab/><text:tab/><text:tab/>Joris Kortekaas<text:s/></text:p>
      <text:p text:style-name="Standaard"/>
      <text:p text:style-name="Standaard"/>
      <text:p text:style-name="Standaard"/>
      <text:p text:style-name="Standaard">Thurijan Bergmans<text:s/><text:tab/><text:tab/><text:tab/><text:tab/><text:tab/><text:tab/><text:tab/>Emin Ozdemir<text:s/></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sar havan</meta:initial-creator>
    <dc:creator>yasar havan</dc:creator>
    <meta:creation-date>2016-11-18T07:54:00Z</meta:creation-date>
    <dc:date>2016-11-18T09:52:00Z</dc:date>
    <meta:template xlink:href="Normal" xlink:type="simple"/>
    <meta:editing-cycles>1</meta:editing-cycles>
    <meta:editing-duration>PT7080S</meta:editing-duration>
    <meta:document-statistic meta:page-count="1" meta:paragraph-count="2" meta:word-count="222" meta:character-count="1446" meta:row-count="10" meta:non-whitespace-character-count="1226"/>
  </office:meta>
</office:document-meta>
</file>